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$C$184];[.$F$184];[.$D$184];[.$G$184];[.$H$184])" office:value-type="string" office:string-value="Class 1: 364 - The Azarinth Sentinel" calcext:value-type="string">
            <text:p>Class 1: 364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$C$185];[.$F$185];[.$D$185];[.$G$185];[.$H$185])" office:value-type="string" office:string-value="Class 2: 364 - Kin of Ash" calcext:value-type="string">
            <text:p>Class 2: 364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E2]" office:value-type="float" office:value="930" calcext:value-type="float">
            <text:p>930.0</text:p>
          </table:table-cell>
          <table:table-cell/>
          <table:table-cell table:style-name="ce6"/>
          <table:table-cell table:style-name="ce32" table:formula="of:=[.U9]" office:value-type="float" office:value="7807870.39851" calcext:value-type="float">
            <text:p>7,807,870</text:p>
          </table:table-cell>
          <table:table-cell table:style-name="ce11" table:formula="of:=[.V9]" office:value-type="float" office:value="563086.716" calcext:value-type="float">
            <text:p>563,08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3736" calcext:value-type="float">
            <text:p>13736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33.1953333333333" calcext:value-type="float">
            <text:p>33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$C$186];[.$F$186];[.$D$186];[.$G$186];[.$H$186])" office:value-type="string" office:string-value="Class 3: 158 - The Faen Valkyrie" calcext:value-type="string">
            <text:p>Class 3: 158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E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U10]" office:value-type="float" office:value="32.915" calcext:value-type="float">
            <text:p>32.915</text:p>
          </table:table-cell>
          <table:table-cell table:style-name="ce12" table:formula="of:=[.U10]" office:value-type="percentage" office:value="32.915" calcext:value-type="percentage">
            <text:p>32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0" calcext:value-type="float">
            <text:p>40.0</text:p>
          </table:table-cell>
          <table:table-cell table:style-name="ce10" table:formula="of:=[.W3]/60" office:value-type="percentage" office:value="0.002" calcext:value-type="percentage">
            <text:p>0.20%</text:p>
          </table:table-cell>
          <table:table-cell table:style-name="ce9" table:formula="of:=2%+([.F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54.9" calcext:value-type="float">
            <text:p>54.9</text:p>
          </table:table-cell>
          <table:table-cell table:style-name="ce10" table:formula="of:=[.W4]/60" office:value-type="percentage" office:value="0.002745" calcext:value-type="percentage">
            <text:p>0.27%</text:p>
          </table:table-cell>
          <table:table-cell table:style-name="ce9" table:formula="of:=1%*(1+3+3%*[.E75])+([.F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$C$188:.$E$188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$C$189:.$E$189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E6]*(1+[.AD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56" calcext:value-type="percentage">
            <text:p>155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$C$190:.$E$190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$C$191:.$E$191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3028066.86" calcext:value-type="float">
            <text:p>3028066.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7807870.39851" calcext:value-type="float">
            <text:p>7807870.39851</text:p>
          </table:table-cell>
          <table:table-cell table:style-name="ce6" table:formula="of:=([.S11]+[.S12])/2" office:value-type="float" office:value="563086.716" calcext:value-type="float">
            <text:p>563086.716</text:p>
          </table:table-cell>
          <table:table-cell table:number-columns-repeated="1002"/>
        </table:table-row>
        <table:table-row table:style-name="ro1">
          <table:table-cell table:formula="of:=COM.MICROSOFT.CONCAT(&quot;Vit: &quot;; [.$M$193];[.$E$2])" office:value-type="string" office:string-value="Vit:  930" calcext:value-type="string">
            <text:p>Vit: <text:s/>93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2587673.93702" calcext:value-type="float">
            <text:p>12587673.9370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2.915" calcext:value-type="percentage">
            <text:p>3291.50%</text:p>
          </table:table-cell>
          <table:table-cell table:number-columns-repeated="1003"/>
        </table:table-row>
        <table:table-row table:style-name="ro1">
          <table:table-cell table:formula="of:=COM.MICROSOFT.CONCAT(&quot;End: &quot;;[.$M$194];[.$E$3])" office:value-type="string" office:string-value="End:  420" calcext:value-type="string">
            <text:p>End: <text:s/>420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044919145538" calcext:value-type="percentage">
            <text:p>97.5%</text:p>
          </table:table-cell>
          <table:table-cell table:formula="of:=1/(1-[.Q11])" office:value-type="float" office:value="40.072" calcext:value-type="float">
            <text:p>40.072</text:p>
          </table:table-cell>
          <table:table-cell table:formula="of:=[.$S$2]/(1/(1+[.$O$15]+[.$AV$15]))" office:value-type="float" office:value="541404.44" calcext:value-type="float">
            <text:p>541404.4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$M$195];[.$F$195];[.$K$195];[.$G$195];[.$H$195];[.$I$195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6510382410974" calcext:value-type="percentage">
            <text:p>97.7%</text:p>
          </table:table-cell>
          <table:table-cell table:formula="of:=1/(1-[.Q12])" office:value-type="float" office:value="42.572" calcext:value-type="float">
            <text:p>42.572</text:p>
          </table:table-cell>
          <table:table-cell table:formula="of:=[.$S$2]/(1/(1+[.$O$15]+[.$AJ$15]+[.$AV$15]))" office:value-type="float" office:value="584768.992" calcext:value-type="float">
            <text:p>584768.99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$M$196];[.$F$196];[.$K$196];[.$G$196];[.$H$196];[.$I$196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5777650778256" calcext:value-type="percentage">
            <text:p>97.6%</text:p>
          </table:table-cell>
          <table:table-cell table:style-name="ce14" table:formula="of:=([.R11]+[.R12])/2" office:value-type="float" office:value="41.322" calcext:value-type="float">
            <text:p>41.3</text:p>
          </table:table-cell>
          <table:table-cell table:style-name="ce14" table:formula="of:=([.S11]+[.S12])/2" office:value-type="float" office:value="563086.716" calcext:value-type="float">
            <text:p>563086.7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73" calcext:value-type="percentage">
            <text:p>7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53" calcext:value-type="percentage">
            <text:p>5.30%</text:p>
          </table:table-cell>
          <table:table-cell table:number-columns-repeated="975"/>
        </table:table-row>
        <table:table-row table:style-name="ro1">
          <table:table-cell table:formula="of:=COM.MICROSOFT.CONCAT(&quot;Int: &quot;;[.$M$197]; [.$F$197];[.$K$197];[.$G$197]; [.$H$197]; [.$I$197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$M$198];[.$E$7])" office:value-type="string" office:string-value="Wis: 1000" calcext:value-type="string">
            <text:p>Wis: 10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0])" office:value-type="percentage" office:value="32.915" calcext:value-type="percentage">
            <text:p>32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0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0])" office:value-type="percentage" office:value="15.56" calcext:value-type="percentage">
            <text:p>155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0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0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0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0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0])" office:value-type="percentage" office:value="3.157" calcext:value-type="percentage">
            <text:p>31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0])" office:value-type="percentage" office:value="0.657" calcext:value-type="percentage">
            <text:p>6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0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0])" office:value-type="percentage" office:value="5.355" calcext:value-type="percentage">
            <text:p>53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0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0])" office:value-type="percentage" office:value="0.477" calcext:value-type="percentage">
            <text:p>47.7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$F$200])" office:value-type="string" office:string-value="Resilience: 3,291.5%" calcext:value-type="string">
            <text:p>Resilience: 3,291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4" calcext:value-type="float">
            <text:p>364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$F$201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8" calcext:value-type="float">
            <text:p>28</text:p>
          </table:table-cell>
          <table:table-cell table:style-name="ce2" table:formula="of:=[.D18]+([.C18]-1)*20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$F$202])" office:value-type="string" office:string-value="Damage+:    1,556.0%" calcext:value-type="string">
            <text:p>Damage+: <text:s text:c="3"/>1,556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$E$204];[.$C$204])" office:value-type="string" office:string-value="Health:  13,736" calcext:value-type="string">
            <text:p>Health: <text:s/>13,736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21]+([.C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$E$205];[.$C$205])" office:value-type="string" office:string-value="Stamina:  4,200" calcext:value-type="string">
            <text:p>Stamina: <text:s/>4,2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D22]+([.C22]-1)*20" office:value-type="float" office:value="68" calcext:value-type="float">
            <text:p>68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$E$206];[.$C$206])" office:value-type="string" office:string-value="Mana:    20,000" calcext:value-type="string">
            <text:p>Mana: <text:s text:c="3"/>2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5]+([.C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$D$209:.$H$209])" office:value-type="string" office:string-value="hp/sec:  0.27% [33.2]" calcext:value-type="string">
            <text:p>hp/sec: <text:s/>0.27% [33.2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26]+([.C26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$D$210:.$H$210])" office:value-type="string" office:string-value="mp/sec:  0.20% [40.0]" calcext:value-type="string">
            <text:p>mp/sec: <text:s/>0.20% [40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27]+([.C27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$D$211:.$H$211])" office:value-type="string" office:string-value="w/Med:   0.27% [54.9]" calcext:value-type="string">
            <text:p>w/Med: <text:s text:c="2"/>0.27% [54.9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4" calcext:value-type="float">
            <text:p>364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$D$213];[.$E$213];[.$F$213];[.$G$213])" office:value-type="string" office:string-value="Mitigation:       97.578% [hp x 41.32]" calcext:value-type="string">
            <text:p>Mitigation: <text:s text:c="6"/>97.578% [hp x 41.32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$D$214])" office:value-type="string" office:string-value="Effective Health: 563,086.7" calcext:value-type="string">
            <text:p>Effective Health: 563,086.7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$B$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33]+([.C3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$H$217]; &quot;-&quot;; [.$I$217]; [.$J$217]; [.$B$18]; [.$K$217]; [.$D$217]; [.$L$217]; [.$M$217]; [.$N$217]; [.$O$217];[.$P$217];[.$Q$217];[.$R$217] )" office:value-type="string" office:string-value="3-28 Absolute Destruction     x3 " calcext:value-type="string">
            <text:p>3-28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D34]+([.C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$H$218]; &quot;-&quot;; [.$I$218]; [.$J$218]; [.$B$19]; [.$K$218]; [.$D$218]; [.$L$218]; [.$M$218]; [.$N$218]; [.$O$218];[.$P$218];[.$Q$218];[.$R$218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5]+([.C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$H$219]; &quot;-&quot;; [.$I$219]; [.$J$219]; [.$B$20]; [.$K$219]; [.$D$219]; [.$L$219]; [.$M$219]; [.$N$219]; [.$O$219];[.$P$219];[.$Q$219];[.$R$219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36]+([.C36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$H$220]; &quot;-&quot;; [.$I$220]; [.$J$220]; [.$B$21]; [.$K$220]; [.$D$220]; [.$L$220]; [.$M$220]; [.$N$220]; [.$O$220];[.$P$220];[.$Q$220];[.$R$220] )" office:value-type="string" office:string-value="3-28 Blink                    x1 " calcext:value-type="string">
            <text:p>3-28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37]+([.C37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595" calcext:value-type="percentage">
            <text:p>59.50%</text:p>
          </table:table-cell>
          <table:table-cell table:style-name="ce37" table:formula="of:=[.AS37]" office:value-type="percentage" office:value="5.355" calcext:value-type="percentage">
            <text:p>535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355" calcext:value-type="percentage">
            <text:p>535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$H$221]; &quot;-&quot;; [.$I$221]; [.$J$221]; [.$B$22]; [.$K$221]; [.$D$221]; [.$L$221]; [.$M$221]; [.$N$221]; [.$O$221];[.$P$221];[.$Q$221];[.$R$221] )" office:value-type="string" office:string-value="3-28 Sentinel Sphere          x1 " calcext:value-type="string">
            <text:p>3-28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$H$222]; &quot;-&quot;; [.$I$222]; [.$J$222]; [.$B$23]; [.$K$222]; [.$D$222]; [.$L$222]; [.$M$222]; [.$N$222]; [.$O$222];[.$P$222];[.$Q$222];[.$R$222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9]+([.C39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45" calcext:value-type="percentage">
            <text:p>84.50%</text:p>
          </table:table-cell>
          <table:table-cell table:style-name="ce37" table:formula="of:=[.U39]" office:value-type="percentage" office:value="6.76" calcext:value-type="percentage">
            <text:p>676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76" calcext:value-type="percentage">
            <text:p>676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223]; &quot;-&quot;; [.$I$223]; [.$J$223]; [.$B$24]; [.$K$223]; [.$D$223]; [.$L$223]; [.$M$223]; [.$N$223]; [.$O$223];[.$P$223];[.$Q$223];[.$R$223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$H$224]; &quot;-&quot;; [.$I$224]; [.$J$224]; [.$B$25]; [.$K$224]; [.$D$224]; [.$L$224]; [.$M$224]; [.$N$224]; [.$O$224];[.$P$224];[.$Q$224];[.$R$224] )" office:value-type="string" office:string-value="3-8  Sentinel Huntress        x8 " calcext:value-type="string">
            <text:p>3-8 <text:s/>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$H$225]; &quot;-&quot;; [.$I$225]; [.$J$225]; [.$B$26]; [.$K$225]; [.$D$225]; [.$L$225]; [.$M$225]; [.$N$225]; [.$O$225];[.$P$225];[.$Q$225];[.$R$225] )" office:value-type="string" office:string-value="3-27 Azarinth Perception      x8 " calcext:value-type="string">
            <text:p>3-27 Azarinth Perception <text:s text:c="5"/>x8 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37" calcext:value-type="float">
            <text:p>3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$H$226]; &quot;-&quot;; [.$I$226]; [.$J$226]; [.$B$27]; [.$K$226]; [.$D$226]; [.$L$226]; [.$M$226]; [.$N$226]; [.$O$226];[.$P$226];[.$Q$226];[.$R$226] )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formula="of:=[.D43]+([.C43]-1)*20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35" calcext:value-type="percentage">
            <text:p>43.50%</text:p>
          </table:table-cell>
          <table:table-cell table:style-name="ce9" table:formula="of:=[.O43]" office:value-type="percentage" office:value="3.48" calcext:value-type="percentage">
            <text:p>3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48" calcext:value-type="percentage">
            <text:p>3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44]+([.C44]-1)*20" office:value-type="float" office:value="38" calcext:value-type="float">
            <text:p>3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$B$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5]+([.C45]-1)*20" office:value-type="float" office:value="28" calcext:value-type="float">
            <text:p>2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229]; &quot;-&quot;; [.$I$229]; [.$J$229]; [.$B$30]; [.$K$229]; [.$D$229]; [.$L$229]; [.$M$229]; [.$N$229]; [.$O$229];[.$P$229];[.$Q$229];[.$R$229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D46]+([.C46]-1)*20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265" calcext:value-type="percentage">
            <text:p>26.50%</text:p>
          </table:table-cell>
          <table:table-cell table:style-name="ce38" table:formula="of:=[.O46]" office:value-type="percentage" office:value="2.385" calcext:value-type="percentage">
            <text:p>23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2.385" calcext:value-type="percentage">
            <text:p>23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657" calcext:value-type="percentage">
            <text:p>65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657" calcext:value-type="percentage">
            <text:p>65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477" calcext:value-type="percentage">
            <text:p>47.70%</text:p>
          </table:table-cell>
          <table:table-cell table:style-name="ce15" table:number-columns-repeated="973"/>
        </table:table-row>
        <table:table-row table:style-name="ro1">
          <table:table-cell table:formula="of:=COM.MICROSOFT.CONCAT([.$H$230]; &quot;-&quot;; [.$I$230]; [.$J$230]; [.$B$31]; [.$K$230]; [.$D$230]; [.$L$230]; [.$M$230]; [.$N$230]; [.$O$230];[.$P$230];[.$Q$230];[.$R$230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7]+([.C47]-1)*20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231]; &quot;-&quot;; [.$I$231]; [.$J$231]; [.$B$32]; [.$K$231]; [.$D$231]; [.$L$231]; [.$M$231]; [.$N$231]; [.$O$231];[.$P$231];[.$Q$231];[.$R$231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$H$232]; &quot;-&quot;; [.$I$232]; [.$J$232]; [.$B$33]; [.$K$232]; [.$D$232]; [.$L$232]; [.$M$232]; [.$N$232]; [.$O$232];[.$P$232];[.$Q$232];[.$R$232] )" office:value-type="string" office:string-value="3-27 Heart of Cinder          x9 " calcext:value-type="string">
            <text:p>3-27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$H$233]; &quot;-&quot;; [.$I$233]; [.$J$233]; [.$B$34]; [.$K$233]; [.$D$233]; [.$L$233]; [.$M$233]; [.$N$233]; [.$O$233];[.$P$233];[.$Q$233];[.$R$233] )" office:value-type="string" office:string-value="3-23 Storm of Cinders         x2 " calcext:value-type="string">
            <text:p>3-23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$H$234]; &quot;-&quot;; [.$I$234]; [.$J$234]; [.$B$35]; [.$K$234]; [.$D$234]; [.$L$234]; [.$M$234]; [.$N$234]; [.$O$234];[.$P$234];[.$Q$234];[.$R$234] )" office:value-type="string" office:string-value="3-28 Ash and Ember Unity      x2 " calcext:value-type="string">
            <text:p>3-28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$H$235]; &quot;-&quot;; [.$I$235]; [.$J$235]; [.$B$36]; [.$K$235]; [.$D$235]; [.$L$235]; [.$M$235]; [.$N$235]; [.$O$235];[.$P$235];[.$Q$235];[.$R$235] )" office:value-type="string" office:string-value="3-26 Ashen Wings              x9 " calcext:value-type="string">
            <text:p>3-26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$H$236]; &quot;-&quot;; [.$I$236]; [.$J$236]; [.$B$37]; [.$K$236]; [.$D$236]; [.$L$236]; [.$M$236]; [.$N$236]; [.$O$236];[.$P$236];[.$Q$236];[.$R$236] )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  <table:table-cell table:number-columns-repeated="1023"/>
        </table:table-row>
        <table:table-row table:style-name="ro1">
          <table:table-cell table:formula="of:=COM.MICROSOFT.CONCAT([.$H$237]; &quot;-&quot;; [.$I$237]; [.$J$237]; [.$B$38]; [.$K$237]; [.$D$237]; [.$L$237]; [.$M$237]; [.$N$237]; [.$O$237];[.$P$237];[.$Q$237];[.$R$237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$H$238]; &quot;-&quot;; [.$I$238]; [.$J$238]; [.$B$39]; [.$K$238]; [.$D$238]; [.$L$238]; [.$M$238]; [.$N$238]; [.$O$238];[.$P$238];[.$Q$238];[.$R$238] )" office:value-type="string" office:string-value="3-29 Keeper of Ash            x8 [84.5% =&gt; 676.0% Damage]" calcext:value-type="string">
            <text:p>3-29 Keeper of Ash <text:s text:c="11"/>x8 [84.5% =&gt; 676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$B$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$H$241]; &quot;-&quot;; [.$I$241]; [.$J$241]; [.$B$42]; [.$K$241]; [.$D$241]; [.$L$241]; [.$M$241]; [.$N$241]; [.$O$241];[.$P$241];[.$Q$241];[.$R$241] )" office:value-type="string" office:string-value="2-17 Force                    x2 " calcext:value-type="string">
            <text:p>2-17 Force <text:s text:c="19"/>x2 </text:p>
          </table:table-cell>
          <table:table-cell table:number-columns-repeated="1023"/>
        </table:table-row>
        <table:table-row table:style-name="ro1">
          <table:table-cell table:formula="of:=COM.MICROSOFT.CONCAT([.$H$242]; &quot;-&quot;; [.$I$242]; [.$J$242]; [.$B$43]; [.$K$242]; [.$D$242]; [.$L$242]; [.$M$242]; [.$N$242]; [.$O$242];[.$P$242];[.$Q$242];[.$R$242] )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  <table:table-cell table:number-columns-repeated="10"/>
          <table:table-cell table:style-name="ce9" table:formula="of:=300%+[.E75]*3%" office:value-type="percentage" office:value="4.47" calcext:value-type="percentage">
            <text:p>447.00%</text:p>
          </table:table-cell>
          <table:table-cell table:number-columns-repeated="1012"/>
        </table:table-row>
        <table:table-row table:style-name="ro1">
          <table:table-cell table:formula="of:=COM.MICROSOFT.CONCAT([.$H$243]; &quot;-&quot;; [.$I$243]; [.$J$243]; [.$B$44]; [.$K$243]; [.$D$243]; [.$L$243]; [.$M$243]; [.$N$243]; [.$O$243];[.$P$243];[.$Q$243];[.$R$243] )" office:value-type="string" office:string-value="2-18 Displacement             x2 " calcext:value-type="string">
            <text:p>2-18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44]; &quot;-&quot;; [.$I$244]; [.$J$244]; [.$B$45]; [.$K$244]; [.$D$244]; [.$L$244]; [.$M$244]; [.$N$244]; [.$O$244];[.$P$244];[.$Q$244];[.$R$244] )" office:value-type="string" office:string-value="2-8  Space Shift              x2 " calcext:value-type="string">
            <text:p>2-8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$H$245]; &quot;-&quot;; [.$I$245]; [.$J$245]; [.$B$46]; [.$K$245]; [.$D$245]; [.$L$245]; [.$M$245]; [.$N$245]; [.$O$245];[.$P$245];[.$Q$245];[.$R$245]; [.$T$245];[.$U$245] )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46]; &quot;-&quot;; [.$I$246]; [.$J$246]; [.$B$47]; [.$K$246]; [.$D$246]; [.$L$246]; [.$M$246]; [.$N$246]; [.$O$246];[.$P$246];[.$Q$246];[.$R$246] )" office:value-type="string" office:string-value="2-2  Space Awareness          x8 " calcext:value-type="string">
            <text:p>2-2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10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1])" office:value-type="float" office:value="1745" calcext:value-type="float">
            <text:p>1745</text:p>
          </table:table-cell>
          <table:table-cell table:formula="of:=FLOOR([.F65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C66:.C141]; &quot;=3&quot;)" office:value-type="float" office:value="17" calcext:value-type="float">
            <text:p>17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49];&quot;-&quot;;[.$I$249];[.$J$249];[.$B$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0];&quot;-&quot;;[.$I$250];[.$J$250];[.$B$67])" office:value-type="string" office:string-value="1-11 Deviant of Humanity" calcext:value-type="string">
            <text:p>1-1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67]+([.C67]-1)*20" office:value-type="float" office:value="11" calcext:value-type="float">
            <text:p>1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51];&quot;-&quot;;[.$I$251];[.$J$251];[.$B$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52];&quot;-&quot;;[.$I$252];[.$J$252];[.$B$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53];&quot;-&quot;;[.$I$253];[.$J$253];[.$B$70])" office:value-type="string" office:string-value="1-2  Gourmet" calcext:value-type="string">
            <text:p>1-2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70]+([.C70]-1)*20" office:value-type="float" office:value="2" calcext:value-type="float">
            <text:p>2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54];&quot;-&quot;;[.$I$254];[.$J$254];[.$B$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55];&quot;-&quot;;[.$I$255];[.$J$255];[.$B$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56];&quot;-&quot;;[.$I$256];[.$J$256];[.$B$73])" office:value-type="string" office:string-value="1-15 Identify" calcext:value-type="string">
            <text:p>1-15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73]+([.C73]-1)*20" office:value-type="float" office:value="15" calcext:value-type="float">
            <text:p>15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9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57];&quot;-&quot;;[.$I$257];[.$J$257];[.$B$75])" office:value-type="string" office:string-value="3-9  Meditation" calcext:value-type="string">
            <text:p>3-9 <text:s/>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75]+([.C75]-1)*20" office:value-type="float" office:value="49" calcext:value-type="float">
            <text:p>49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8];&quot;-&quot;;[.$I$258];[.$J$258];[.$B$76])" office:value-type="string" office:string-value="3-4  Monster Hunter" calcext:value-type="string">
            <text:p>3-4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76]+([.C76]-1)*20" office:value-type="float" office:value="44" calcext:value-type="float">
            <text:p>44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9];&quot;-&quot;;[.$I$259];[.$J$259];[.$B$77])" office:value-type="string" office:string-value="1-14 Oxygen Repository" calcext:value-type="string">
            <text:p>1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77]+([.C77]-1)*20" office:value-type="float" office:value="14" calcext:value-type="float">
            <text:p>14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60];&quot;-&quot;;[.$I$260];[.$J$260];[.$B$78])" office:value-type="string" office:string-value="1-18 Sage of Torment" calcext:value-type="string">
            <text:p>1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61];&quot;-&quot;;[.$I$261];[.$J$261];[.$B$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62];&quot;-&quot;;[.$I$262];[.$J$262];[.$B$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63];&quot;-&quot;;[.$I$263];[.$J$263];[.$B$81])" office:value-type="string" office:string-value="3-6  Veteran" calcext:value-type="string">
            <text:p>3-6 <text:s/>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46" calcext:value-type="float">
            <text:p>46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64];&quot;-&quot;;[.$I$264];[.$J$264];[.$B$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$B$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$H$267];&quot;-&quot;;[.$I$267];[.$J$267];[.$B$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68];&quot;-&quot;;[.$I$268];[.$J$268];[.$B$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69];&quot;-&quot;;[.$I$269];[.$J$269];[.$B$87])" office:value-type="string" office:string-value="1-1  Astral Magic Resistance" calcext:value-type="string">
            <text:p>1-1 <text:s/>Astral Magic Resistance</text:p>
          </table:table-cell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7]+([.C87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70];&quot;-&quot;;[.$I$270];[.$J$270];[.$B$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71];&quot;-&quot;;[.$I$271];[.$J$271];[.$B$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2];&quot;-&quot;;[.$I$272];[.$J$272];[.$B$90])" office:value-type="string" office:string-value="3-8  Blood Magic Resistance" calcext:value-type="string">
            <text:p>3-8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0]+([.C90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3];&quot;-&quot;;[.$I$273];[.$J$273];[.$B$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4];&quot;-&quot;;[.$I$274];[.$J$274];[.$B$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5];&quot;-&quot;;[.$I$275];[.$J$275];[.$B$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6];&quot;-&quot;;[.$I$276];[.$J$276];[.$B$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7];&quot;-&quot;;[.$I$277];[.$J$277];[.$B$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8];&quot;-&quot;;[.$I$278];[.$J$278];[.$B$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9];&quot;-&quot;;[.$I$279];[.$J$279];[.$B$98])" office:value-type="string" office:string-value="2-8  Death Magic Resistance" calcext:value-type="string">
            <text:p>2-8 <text:s/>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98]+([.C98]-1)*20" office:value-type="float" office:value="28" calcext:value-type="float">
            <text:p>28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80];&quot;-&quot;;[.$I$280];[.$J$280];[.$B$99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9]+([.C99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1];&quot;-&quot;;[.$I$281];[.$J$281];[.$B$100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0]+([.C100]-1)*20" office:value-type="float" office:value="7" calcext:value-type="float">
            <text:p>7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2];&quot;-&quot;;[.$I$282];[.$J$282];[.$B$101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1]+([.C101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3];&quot;-&quot;;[.$I$283];[.$J$283];[.$B$102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2]+([.C102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4];&quot;-&quot;;[.$I$284];[.$J$284];[.$B$103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3]+([.C10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5];&quot;-&quot;;[.$I$285];[.$J$285];[.$B$104])" office:value-type="string" office:string-value="1-11 Fear Resistance" calcext:value-type="string">
            <text:p>1-11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4]+([.C104]-1)*20" office:value-type="float" office:value="11" calcext:value-type="float">
            <text:p>11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86];&quot;-&quot;;[.$I$286];[.$J$286];[.$B$105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5]+([.C105]-1)*20" office:value-type="float" office:value="8" calcext:value-type="float">
            <text:p>8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87];&quot;-&quot;;[.$I$287];[.$J$287];[.$B$106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6]+([.C106]-1)*20" office:value-type="float" office:value="40" calcext:value-type="float">
            <text:p>40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88];&quot;-&quot;;[.$I$288];[.$J$288];[.$B$107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289];&quot;-&quot;;[.$I$289];[.$J$289];[.$B$108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8]+([.C108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0];&quot;-&quot;;[.$I$290];[.$J$290];[.$B$109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1];&quot;-&quot;;[.$I$291];[.$J$291];[.$B$110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0]+([.C110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2];&quot;-&quot;;[.$I$292];[.$J$292];[.$B$111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3];&quot;-&quot;;[.$I$293];[.$J$293];[.$B$112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2]+([.C112]-1)*20" office:value-type="float" office:value="45" calcext:value-type="float">
            <text:p>45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4];&quot;-&quot;;[.$I$294];[.$J$294];[.$B$114])" office:value-type="string" office:string-value="2-20 Mana Drain Resistance" calcext:value-type="string">
            <text:p>2-20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4]+([.C114]-1)*20" office:value-type="float" office:value="40" calcext:value-type="float">
            <text:p>40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5];&quot;-&quot;;[.$I$295];[.$J$295];[.$B$115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5]+([.C115]-1)*20" office:value-type="float" office:value="45" calcext:value-type="float">
            <text:p>45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6];&quot;-&quot;;[.$I$296];[.$J$296];[.$B$116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6]+([.C116]-1)*20" office:value-type="float" office:value="40" calcext:value-type="float">
            <text:p>40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7];&quot;-&quot;;[.$I$297];[.$J$297];[.$B$117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7]+([.C117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98];&quot;-&quot;;[.$I$298];[.$J$298];[.$B$118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8]+([.C118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99];&quot;-&quot;;[.$I$299];[.$J$299];[.$B$119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9]+([.C119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300];&quot;-&quot;;[.$I$300];[.$J$300];[.$B$120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0]+([.C120]-1)*20" office:value-type="float" office:value="25" calcext:value-type="float">
            <text:p>25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301];&quot;-&quot;;[.$I$301];[.$J$301];[.$B$121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1]+([.C12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302];&quot;-&quot;;[.$I$302];[.$J$302];[.$B$122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2]+([.C122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303];&quot;-&quot;;[.$I$303];[.$J$303];[.$B$123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3]+([.C123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304];&quot;-&quot;;[.$I$304];[.$J$304];[.$B$124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4]+([.C124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305];&quot;-&quot;;[.$I$305];[.$J$305];[.$B$125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5]+([.C125]-1)*20" office:value-type="float" office:value="23" calcext:value-type="float">
            <text:p>23</text:p>
          </table:table-cell>
          <table:table-cell table:style-name="ce13" table:number-columns-repeated="5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$H$306];&quot;-&quot;;[.$I$306];[.$J$306];[.$B$126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formula="of:=COM.MICROSOFT.CONCAT([.$H$307];&quot;-&quot;;[.$I$307];[.$J$307];[.$B$127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7]+([.C127]-1)*20" office:value-type="float" office:value="18" calcext:value-type="float">
            <text:p>18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formula="of:=COM.MICROSOFT.CONCAT([.$H$308];&quot;-&quot;;[.$I$308];[.$J$308];[.$B$128])" office:value-type="string" office:string-value="3-2  Space Magic Resistance" calcext:value-type="string">
            <text:p>3-2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28]+([.C128]-1)*20" office:value-type="float" office:value="42" calcext:value-type="float">
            <text:p>42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formula="of:=COM.MICROSOFT.CONCAT([.$H$309];&quot;-&quot;;[.$I$309];[.$J$309];[.$B$129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$H$310];&quot;-&quot;;[.$I$310];[.$J$310];[.$B$131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1]+([.C131]-1)*20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formula="of:=COM.MICROSOFT.CONCAT([.$H$311];&quot;-&quot;;[.$I$311];[.$J$311];[.$B$132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2]+([.C132]-1)*20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formula="of:=COM.MICROSOFT.CONCAT([.$H$312];&quot;-&quot;;[.$I$312];[.$J$312];[.$B$133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3]+([.C133]-1)*20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formula="of:=COM.MICROSOFT.CONCAT([.$H$313];&quot;-&quot;;[.$I$313];[.$J$313];[.$B$134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4]+([.C134]-1)*20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formula="of:=COM.MICROSOFT.CONCAT([.$H$314];&quot;-&quot;;[.$I$314];[.$J$314];[.$B$135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5]+([.C135]-1)*20" office:value-type="float" office:value="41" calcext:value-type="float">
            <text:p>41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formula="of:=COM.MICROSOFT.CONCAT([.$H$315];&quot;-&quot;;[.$I$315];[.$J$315];[.$B$136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6]+([.C136]-1)*20" office:value-type="float" office:value="42" calcext:value-type="float">
            <text:p>42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formula="of:=COM.MICROSOFT.CONCAT([.$H$316];&quot;-&quot;;[.$I$316];[.$J$316];[.$B$137])" office:value-type="string" office:string-value="2-3  Wood Magic Resistance" calcext:value-type="string">
            <text:p>2-3 <text:s/>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7]+([.C137]-1)*20" office:value-type="float" office:value="23" calcext:value-type="float">
            <text:p>23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$H$318]; [.$I$318];[.$J$318])" office:value-type="string" office:string-value="13 1st tier" calcext:value-type="string">
            <text:p>13 1st tier</text:p>
          </table:table-cell>
          <table:table-cell table:number-columns-repeated="1023"/>
        </table:table-row>
        <table:table-row table:style-name="ro1">
          <table:table-cell table:formula="of:=COM.MICROSOFT.CONCAT([.$H$319]; [.$I$319];[.$J$319])" office:value-type="string" office:string-value="23 2nd tier" calcext:value-type="string">
            <text:p>23 2nd tier</text:p>
          </table:table-cell>
          <table:table-cell table:number-columns-repeated="1023"/>
        </table:table-row>
        <table:table-row table:style-name="ro1">
          <table:table-cell table:formula="of:=COM.MICROSOFT.CONCAT([.$H$320]; [.$I$320];[.$J$320])" office:value-type="string" office:string-value="14 3rd tier" calcext:value-type="string">
            <text:p>14 3rd t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$E$322];[.$F$322];[.$G$322];[.$H$322];[.$I$322])" office:value-type="string" office:string-value="Ash Density: 37x5% = 185%" calcext:value-type="string">
            <text:p>Ash Density: 37x5% = 185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$B$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$B$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$E$328]; &quot; + &quot;; [.$F$328]; &quot; + &quot;; [.$G$328]; &quot; = &quot;; [.$H$328]; &quot;) more dense - &quot;; [.$B$38] ;&quot; 2nd&quot;)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$B$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$B$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$H$328]; &quot;] more dense. (Avatar of Ash 2nd)&quot;)" office:value-type="string" office:string-value="                [505%] more dense. (Avatar of Ash 2nd)" calcext:value-type="string">
            <text:p><text:s text:c="16"/>[50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64" calcext:value-type="float">
            <text:p>364</text:p>
          </table:table-cell>
          <table:table-cell table:formula="of:=LEN([.D184])" office:value-type="float" office:value="3" calcext:value-type="float">
            <text:p>3</text:p>
          </table:table-cell>
          <table:table-cell table:formula="of:=REPT(&quot; &quot;; MAX([.$E$184:.$E$186])-[.E18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64" calcext:value-type="float">
            <text:p>364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4:.$E$186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158" calcext:value-type="float">
            <text:p>158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4:.$E$186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3" calcext:value-type="float">
            <text:p>3</text:p>
          </table:table-cell>
          <table:table-cell table:formula="of:=REPT(&quot; &quot;; MAX([.$L$193:.$L$198])-[.L19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3:.$L$198])-[.L19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5])" office:value-type="float" office:value="7" calcext:value-type="float">
            <text:p>7</text:p>
          </table:table-cell>
          <table:table-cell table:formula="of:=REPT(&quot; &quot;; MAX([.$J$195:.$J$197])-[.J195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3:.$L$198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5:.$J$197])-[.J196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3:.$L$198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8" calcext:value-type="float">
            <text:p>8</text:p>
          </table:table-cell>
          <table:table-cell table:formula="of:=REPT(&quot; &quot;; MAX([.$J$195:.$J$197])-[.J197])">
            <text:p/>
          </table:table-cell>
          <table:table-cell table:formula="of:=LEN([.E6])" office:value-type="float" office:value="3" calcext:value-type="float">
            <text:p>3</text:p>
          </table:table-cell>
          <table:table-cell table:formula="of:=REPT(&quot; &quot;; MAX([.$L$193:.$L$198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3:.$L$198])-[.L198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291.5%" calcext:value-type="string">
            <text:p>3,2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56.0%" calcext:value-type="string">
            <text:p>1,556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3,736" calcext:value-type="string">
            <text:p>13,736</text:p>
          </table:table-cell>
          <table:table-cell table:formula="of:=LEN([.C204])" office:value-type="float" office:value="6" calcext:value-type="float">
            <text:p>6</text:p>
          </table:table-cell>
          <table:table-cell table:formula="of:=REPT(&quot; &quot;;MAX([.$D$204:.$D$206])-[.D204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00" calcext:value-type="string">
            <text:p>4,200</text:p>
          </table:table-cell>
          <table:table-cell table:formula="of:=LEN([.C205])" office:value-type="float" office:value="5" calcext:value-type="float">
            <text:p>5</text:p>
          </table:table-cell>
          <table:table-cell table:formula="of:=REPT(&quot; &quot;;MAX([.$D$204:.$D$206])-[.D205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0,000" calcext:value-type="string">
            <text:p>20,00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4:.$D$206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33.2" calcext:value-type="string">
            <text:p>33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578%" calcext:value-type="string">
            <text:p>97.578%</text:p>
          </table:table-cell>
          <table:table-cell office:value-type="string" calcext:value-type="string">
            <text:p><text:s/>[hp x </text:p>
          </table:table-cell>
          <table:table-cell table:formula="of:=TEXT([.R13];&quot;#,##0.00&quot;)" office:value-type="string" office:string-value="41.32" calcext:value-type="string">
            <text:p>41.32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TEXT([.S13];&quot;#,##0.0&quot;)" office:value-type="string" office:string-value="563,086.7" calcext:value-type="string">
            <text:p>563,086.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7:.E246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6]-[.E217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28" calcext:value-type="float">
            <text:p>28</text:p>
          </table:table-cell>
          <table:table-cell table:formula="of:=IF([.I217]&lt;10; &quot;  &quot;; &quot; &quot;)" office:value-type="string" office:string-value=" " calcext:value-type="string">
            <text:p><text:s/></text:p>
          </table:table-cell>
          <table:table-cell table:formula="of:=REPT(&quot; &quot;; [.F217])" office:value-type="string" office:string-value="     " calcext:value-type="string">
            <text:p><text:s text:c="5"/></text:p>
          </table:table-cell>
          <table:table-cell table:formula="of:=IF([.M21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6]-[.E218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" calcext:value-type="string">
            <text:p><text:s text:c="2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6]-[.E219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  " calcext:value-type="string">
            <text:p><text:s text:c="7"/></text:p>
          </table:table-cell>
          <table:table-cell table:formula="of:=IF([.M219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6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6]-[.E220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8" calcext:value-type="float">
            <text:p>28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             " calcext:value-type="string">
            <text:p><text:s text:c="20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6]-[.E221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8" calcext:value-type="float">
            <text:p>28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" calcext:value-type="string">
            <text:p><text:s text:c="1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6]-[.E222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" calcext:value-type="string">
            <text:p><text:s text:c="11"/></text:p>
          </table:table-cell>
          <table:table-cell table:formula="of:=IF([.M222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6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6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6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6]-[.E223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" calcext:value-type="string">
            <text:p><text:s text:c="8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6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6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6]-[.E224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8" calcext:value-type="float">
            <text:p>8</text:p>
          </table:table-cell>
          <table:table-cell table:formula="of:=IF([.I224]&lt;10; &quot;  &quot;; &quot; &quot;)" office:value-type="string" office:string-value="  " calcext:value-type="string">
            <text:p><text:s text:c="2"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6]-[.E225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" calcext:value-type="string">
            <text:p><text:s text:c="6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6]-[.E226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1" calcext:value-type="float">
            <text:p>21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7]&lt;10; &quot;  &quot;; &quot; &quot;)" office:value-type="string" office:string-value="  " calcext:value-type="string">
            <text:p><text:s text:c="2"/></text:p>
          </table:table-cell>
          <table:table-cell table:formula="of:=REPT(&quot; &quot;; [.F227])">
            <text:p/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6]-[.E229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    " calcext:value-type="string">
            <text:p><text:s text:c="13"/></text:p>
          </table:table-cell>
          <table:table-cell table:formula="of:=IF([.M229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6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6]-[.E230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" calcext:value-type="string">
            <text:p><text:s text:c="12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6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6]-[.E231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" calcext:value-type="string">
            <text:p><text:s text:c="8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6]-[.E232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27" calcext:value-type="float">
            <text:p>27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" calcext:value-type="string">
            <text:p><text:s text:c="10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6]-[.E233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3" calcext:value-type="float">
            <text:p>23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" calcext:value-type="string">
            <text:p><text:s text:c="9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6]-[.E234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28" calcext:value-type="float">
            <text:p>28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" calcext:value-type="string">
            <text:p><text:s text:c="6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6]-[.E235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6" calcext:value-type="float">
            <text:p>26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" calcext:value-type="string">
            <text:p><text:s text:c="14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6]-[.E236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9" calcext:value-type="float">
            <text:p>19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6]; TEXT([.L37];&quot;#,##0.0%&quot;))" office:value-type="string" office:string-value="59.5% =&gt; 535.5%" calcext:value-type="string">
            <text:p>59.5% =&gt; 535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6]-[.E237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" calcext:value-type="string">
            <text:p><text:s text:c="12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6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6]-[.E238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9" calcext:value-type="float">
            <text:p>29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6]; TEXT([.L39];&quot;#,##0.0%&quot;))" office:value-type="string" office:string-value="84.5% =&gt; 676.0%" calcext:value-type="string">
            <text:p>84.5% =&gt; 676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9]&lt;10; &quot;  &quot;; &quot; &quot;)" office:value-type="string" office:string-value="  " calcext:value-type="string">
            <text:p><text:s text:c="2"/></text:p>
          </table:table-cell>
          <table:table-cell table:formula="of:=REPT(&quot; &quot;; [.F239])">
            <text:p/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5" calcext:value-type="float">
            <text:p>5</text:p>
          </table:table-cell>
          <table:table-cell table:formula="of:=[.$E$216]-[.E241]+1+IF([.J42]&lt;10;1;0)" office:value-type="float" office:value="20" calcext:value-type="float">
            <text:p>20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              " calcext:value-type="string">
            <text:p><text:s text:c="20"/></text:p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6]-[.E242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2" calcext:value-type="float">
            <text:p>2</text:p>
          </table:table-cell>
          <table:table-cell table:formula="of:=[.D43]" office:value-type="float" office:value="17" calcext:value-type="float">
            <text:p>17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" calcext:value-type="string">
            <text:p><text:s text:c="8"/></text:p>
          </table:table-cell>
          <table:table-cell table:formula="of:=IF([.M242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6]; TEXT([.L43];&quot;#,##0.0%&quot;))" office:value-type="string" office:string-value="43.5% =&gt; 348.0%" calcext:value-type="string">
            <text:p>43.5% =&gt; 3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6]-[.E243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2" calcext:value-type="float">
            <text:p>2</text:p>
          </table:table-cell>
          <table:table-cell table:formula="of:=[.D44]" office:value-type="float" office:value="18" calcext:value-type="float">
            <text:p>18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" calcext:value-type="string">
            <text:p><text:s text:c="13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6]-[.E244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8" calcext:value-type="float">
            <text:p>8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 " calcext:value-type="string">
            <text:p><text:s text:c="14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6]-[.E245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[.D46]" office:value-type="float" office:value="3" calcext:value-type="float">
            <text:p>3</text:p>
          </table:table-cell>
          <table:table-cell table:style-name="ce21" table:formula="of:=IF([.I245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5])" office:value-type="string" office:string-value="     " calcext:value-type="string">
            <text:p><text:s text:c="5"/></text:p>
          </table:table-cell>
          <table:table-cell table:style-name="ce21" table:formula="of:=IF([.M245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6]; TEXT([.L46];&quot;#,##0.0%&quot;))" office:value-type="string" office:string-value="26.5% =&gt; 238.5%" calcext:value-type="string">
            <text:p>26.5% =&gt; 23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6]; TEXT([.AM46];&quot;#,##0.0%&quot;))" office:value-type="string" office:string-value="7.3% =&gt; 65.7%" calcext:value-type="string">
            <text:p>7.3% =&gt; 65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6]; TEXT([.AJ46];&quot;#,##0.0%&quot;))" office:value-type="string" office:string-value="5.0% =&gt; 65.7%" calcext:value-type="string">
            <text:p>5.0% =&gt; 65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6]; TEXT([.AY46];&quot;#,##0.0%&quot;))" office:value-type="string" office:string-value="5.3% =&gt; 47.7%" calcext:value-type="string">
            <text:p>5.3% =&gt; 47.7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6]-[.E246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2" calcext:value-type="float">
            <text:p>2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" calcext:value-type="string">
            <text:p><text:s text:c="10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3" calcext:value-type="float">
            <text:p>3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7]" office:value-type="float" office:value="1" calcext:value-type="float">
            <text:p>1</text:p>
          </table:table-cell>
          <table:table-cell table:formula="of:=[.D67]" office:value-type="float" office:value="11" calcext:value-type="float">
            <text:p>11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8]" office:value-type="float" office:value="1" calcext:value-type="float">
            <text:p>1</text:p>
          </table:table-cell>
          <table:table-cell table:formula="of:=[.D68]" office:value-type="float" office:value="6" calcext:value-type="float">
            <text:p>6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9]" office:value-type="float" office:value="1" calcext:value-type="float">
            <text:p>1</text:p>
          </table:table-cell>
          <table:table-cell table:formula="of:=[.D69]" office:value-type="float" office:value="15" calcext:value-type="float">
            <text:p>15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0]" office:value-type="float" office:value="1" calcext:value-type="float">
            <text:p>1</text:p>
          </table:table-cell>
          <table:table-cell table:formula="of:=[.D70]" office:value-type="float" office:value="2" calcext:value-type="float">
            <text:p>2</text:p>
          </table:table-cell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1]" office:value-type="float" office:value="1" calcext:value-type="float">
            <text:p>1</text:p>
          </table:table-cell>
          <table:table-cell table:formula="of:=[.D71]" office:value-type="float" office:value="9" calcext:value-type="float">
            <text:p>9</text:p>
          </table:table-cell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2]" office:value-type="float" office:value="1" calcext:value-type="float">
            <text:p>1</text:p>
          </table:table-cell>
          <table:table-cell table:formula="of:=[.D72]" office:value-type="float" office:value="11" calcext:value-type="float">
            <text:p>11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3]" office:value-type="float" office:value="1" calcext:value-type="float">
            <text:p>1</text:p>
          </table:table-cell>
          <table:table-cell table:formula="of:=[.D73]" office:value-type="float" office:value="15" calcext:value-type="float">
            <text:p>15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5]" office:value-type="float" office:value="3" calcext:value-type="float">
            <text:p>3</text:p>
          </table:table-cell>
          <table:table-cell table:formula="of:=[.D75]" office:value-type="float" office:value="9" calcext:value-type="float">
            <text:p>9</text:p>
          </table:table-cell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6]" office:value-type="float" office:value="3" calcext:value-type="float">
            <text:p>3</text:p>
          </table:table-cell>
          <table:table-cell table:formula="of:=[.D76]" office:value-type="float" office:value="4" calcext:value-type="float">
            <text:p>4</text:p>
          </table:table-cell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14" calcext:value-type="float">
            <text:p>14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8]" office:value-type="float" office:value="1" calcext:value-type="float">
            <text:p>1</text:p>
          </table:table-cell>
          <table:table-cell table:formula="of:=[.D78]" office:value-type="float" office:value="18" calcext:value-type="float">
            <text:p>18</text:p>
          </table:table-cell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9]" office:value-type="float" office:value="1" calcext:value-type="float">
            <text:p>1</text:p>
          </table:table-cell>
          <table:table-cell table:formula="of:=[.D79]" office:value-type="float" office:value="5" calcext:value-type="float">
            <text:p>5</text:p>
          </table:table-cell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0]" office:value-type="float" office:value="1" calcext:value-type="float">
            <text:p>1</text:p>
          </table:table-cell>
          <table:table-cell table:formula="of:=[.D80]" office:value-type="float" office:value="3" calcext:value-type="float">
            <text:p>3</text:p>
          </table:table-cell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1]" office:value-type="float" office:value="3" calcext:value-type="float">
            <text:p>3</text:p>
          </table:table-cell>
          <table:table-cell table:formula="of:=[.D81]" office:value-type="float" office:value="6" calcext:value-type="float">
            <text:p>6</text:p>
          </table:table-cell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2]" office:value-type="float" office:value="1" calcext:value-type="float">
            <text:p>1</text:p>
          </table:table-cell>
          <table:table-cell table:formula="of:=[.D82]" office:value-type="float" office:value="9" calcext:value-type="float">
            <text:p>9</text:p>
          </table:table-cell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5]" office:value-type="float" office:value="3" calcext:value-type="float">
            <text:p>3</text:p>
          </table:table-cell>
          <table:table-cell table:formula="of:=[.D85]" office:value-type="float" office:value="17" calcext:value-type="float">
            <text:p>17</text:p>
          </table:table-cell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8]" office:value-type="float" office:value="3" calcext:value-type="float">
            <text:p>3</text:p>
          </table:table-cell>
          <table:table-cell table:formula="of:=[.D88]" office:value-type="float" office:value="1" calcext:value-type="float">
            <text:p>1</text:p>
          </table:table-cell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9]" office:value-type="float" office:value="2" calcext:value-type="float">
            <text:p>2</text:p>
          </table:table-cell>
          <table:table-cell table:formula="of:=[.D89]" office:value-type="float" office:value="1" calcext:value-type="float">
            <text:p>1</text:p>
          </table:table-cell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0]" office:value-type="float" office:value="3" calcext:value-type="float">
            <text:p>3</text:p>
          </table:table-cell>
          <table:table-cell table:formula="of:=[.D90]" office:value-type="float" office:value="8" calcext:value-type="float">
            <text:p>8</text:p>
          </table:table-cell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1]" office:value-type="float" office:value="2" calcext:value-type="float">
            <text:p>2</text:p>
          </table:table-cell>
          <table:table-cell table:formula="of:=[.D91]" office:value-type="float" office:value="20" calcext:value-type="float">
            <text:p>20</text:p>
          </table:table-cell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2]" office:value-type="float" office:value="2" calcext:value-type="float">
            <text:p>2</text:p>
          </table:table-cell>
          <table:table-cell table:formula="of:=[.D92]" office:value-type="float" office:value="6" calcext:value-type="float">
            <text:p>6</text:p>
          </table:table-cell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3]" office:value-type="float" office:value="2" calcext:value-type="float">
            <text:p>2</text:p>
          </table:table-cell>
          <table:table-cell table:formula="of:=[.D93]" office:value-type="float" office:value="20" calcext:value-type="float">
            <text:p>20</text:p>
          </table:table-cell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4]" office:value-type="float" office:value="2" calcext:value-type="float">
            <text:p>2</text:p>
          </table:table-cell>
          <table:table-cell table:formula="of:=[.D94]" office:value-type="float" office:value="14" calcext:value-type="float">
            <text:p>14</text:p>
          </table:table-cell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5]" office:value-type="float" office:value="2" calcext:value-type="float">
            <text:p>2</text:p>
          </table:table-cell>
          <table:table-cell table:formula="of:=[.D95]" office:value-type="float" office:value="20" calcext:value-type="float">
            <text:p>20</text:p>
          </table:table-cell>
          <table:table-cell table:formula="of:=IF([.I277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7]" office:value-type="float" office:value="2" calcext:value-type="float">
            <text:p>2</text:p>
          </table:table-cell>
          <table:table-cell table:formula="of:=[.D97]" office:value-type="float" office:value="6" calcext:value-type="float">
            <text:p>6</text:p>
          </table:table-cell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8]" office:value-type="float" office:value="2" calcext:value-type="float">
            <text:p>2</text:p>
          </table:table-cell>
          <table:table-cell table:formula="of:=[.D98]" office:value-type="float" office:value="8" calcext:value-type="float">
            <text:p>8</text:p>
          </table:table-cell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9]" office:value-type="float" office:value="2" calcext:value-type="float">
            <text:p>2</text:p>
          </table:table-cell>
          <table:table-cell table:formula="of:=[.D99]" office:value-type="float" office:value="3" calcext:value-type="float">
            <text:p>3</text:p>
          </table:table-cell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7" calcext:value-type="float">
            <text:p>7</text:p>
          </table:table-cell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6" calcext:value-type="float">
            <text:p>6</text:p>
          </table:table-cell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20" calcext:value-type="float">
            <text:p>20</text:p>
          </table:table-cell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4]" office:value-type="float" office:value="1" calcext:value-type="float">
            <text:p>1</text:p>
          </table:table-cell>
          <table:table-cell table:formula="of:=[.D104]" office:value-type="float" office:value="11" calcext:value-type="float">
            <text:p>11</text:p>
          </table:table-cell>
          <table:table-cell table:formula="of:=IF([.I28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5]" office:value-type="float" office:value="1" calcext:value-type="float">
            <text:p>1</text:p>
          </table:table-cell>
          <table:table-cell table:formula="of:=[.D105]" office:value-type="float" office:value="8" calcext:value-type="float">
            <text:p>8</text:p>
          </table:table-cell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20" calcext:value-type="float">
            <text:p>20</text:p>
          </table:table-cell>
          <table:table-cell table:formula="of:=IF([.I287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20" calcext:value-type="float">
            <text:p>20</text:p>
          </table:table-cell>
          <table:table-cell table:formula="of:=IF([.I288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8]" office:value-type="float" office:value="3" calcext:value-type="float">
            <text:p>3</text:p>
          </table:table-cell>
          <table:table-cell table:formula="of:=[.D108]" office:value-type="float" office:value="7" calcext:value-type="float">
            <text:p>7</text:p>
          </table:table-cell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0" calcext:value-type="float">
            <text:p>20</text:p>
          </table:table-cell>
          <table:table-cell table:formula="of:=IF([.I290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0]" office:value-type="float" office:value="3" calcext:value-type="float">
            <text:p>3</text:p>
          </table:table-cell>
          <table:table-cell table:formula="of:=[.D110]" office:value-type="float" office:value="1" calcext:value-type="float">
            <text:p>1</text:p>
          </table:table-cell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1]" office:value-type="float" office:value="3" calcext:value-type="float">
            <text:p>3</text:p>
          </table:table-cell>
          <table:table-cell table:formula="of:=[.D111]" office:value-type="float" office:value="1" calcext:value-type="float">
            <text:p>1</text:p>
          </table:table-cell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2]" office:value-type="float" office:value="3" calcext:value-type="float">
            <text:p>3</text:p>
          </table:table-cell>
          <table:table-cell table:formula="of:=[.D112]" office:value-type="float" office:value="5" calcext:value-type="float">
            <text:p>5</text:p>
          </table:table-cell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0" calcext:value-type="float">
            <text:p>20</text:p>
          </table:table-cell>
          <table:table-cell table:formula="of:=IF([.I294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5]" office:value-type="float" office:value="3" calcext:value-type="float">
            <text:p>3</text:p>
          </table:table-cell>
          <table:table-cell table:formula="of:=[.D115]" office:value-type="float" office:value="5" calcext:value-type="float">
            <text:p>5</text:p>
          </table:table-cell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20" calcext:value-type="float">
            <text:p>20</text:p>
          </table:table-cell>
          <table:table-cell table:formula="of:=IF([.I29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7]" office:value-type="float" office:value="1" calcext:value-type="float">
            <text:p>1</text:p>
          </table:table-cell>
          <table:table-cell table:formula="of:=[.D117]" office:value-type="float" office:value="3" calcext:value-type="float">
            <text:p>3</text:p>
          </table:table-cell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8]" office:value-type="float" office:value="3" calcext:value-type="float">
            <text:p>3</text:p>
          </table:table-cell>
          <table:table-cell table:formula="of:=[.D118]" office:value-type="float" office:value="3" calcext:value-type="float">
            <text:p>3</text:p>
          </table:table-cell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9]" office:value-type="float" office:value="3" calcext:value-type="float">
            <text:p>3</text:p>
          </table:table-cell>
          <table:table-cell table:formula="of:=[.D119]" office:value-type="float" office:value="2" calcext:value-type="float">
            <text:p>2</text:p>
          </table:table-cell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5" calcext:value-type="float">
            <text:p>5</text:p>
          </table:table-cell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1]" office:value-type="float" office:value="1" calcext:value-type="float">
            <text:p>1</text:p>
          </table:table-cell>
          <table:table-cell table:formula="of:=[.D121]" office:value-type="float" office:value="14" calcext:value-type="float">
            <text:p>14</text:p>
          </table:table-cell>
          <table:table-cell table:formula="of:=IF([.I30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20" calcext:value-type="float">
            <text:p>20</text:p>
          </table:table-cell>
          <table:table-cell table:formula="of:=IF([.I30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3]" office:value-type="float" office:value="1" calcext:value-type="float">
            <text:p>1</text:p>
          </table:table-cell>
          <table:table-cell table:formula="of:=[.D123]" office:value-type="float" office:value="13" calcext:value-type="float">
            <text:p>13</text:p>
          </table:table-cell>
          <table:table-cell table:formula="of:=IF([.I30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4]" office:value-type="float" office:value="1" calcext:value-type="float">
            <text:p>1</text:p>
          </table:table-cell>
          <table:table-cell table:formula="of:=[.D124]" office:value-type="float" office:value="1" calcext:value-type="float">
            <text:p>1</text:p>
          </table:table-cell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3" calcext:value-type="float">
            <text:p>3</text:p>
          </table:table-cell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3" calcext:value-type="float">
            <text:p>3</text:p>
          </table:table-cell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7]" office:value-type="float" office:value="1" calcext:value-type="float">
            <text:p>1</text:p>
          </table:table-cell>
          <table:table-cell table:formula="of:=[.D127]" office:value-type="float" office:value="18" calcext:value-type="float">
            <text:p>18</text:p>
          </table:table-cell>
          <table:table-cell table:formula="of:=IF([.I307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8]" office:value-type="float" office:value="3" calcext:value-type="float">
            <text:p>3</text:p>
          </table:table-cell>
          <table:table-cell table:formula="of:=[.D128]" office:value-type="float" office:value="2" calcext:value-type="float">
            <text:p>2</text:p>
          </table:table-cell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0" calcext:value-type="float">
            <text:p>20</text:p>
          </table:table-cell>
          <table:table-cell table:formula="of:=IF([.I30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31]" office:value-type="float" office:value="2" calcext:value-type="float">
            <text:p>2</text:p>
          </table:table-cell>
          <table:table-cell table:formula="of:=[.D131]" office:value-type="float" office:value="20" calcext:value-type="float">
            <text:p>20</text:p>
          </table:table-cell>
          <table:table-cell table:formula="of:=IF([.I310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32]" office:value-type="float" office:value="1" calcext:value-type="float">
            <text:p>1</text:p>
          </table:table-cell>
          <table:table-cell table:formula="of:=[.D132]" office:value-type="float" office:value="18" calcext:value-type="float">
            <text:p>18</text:p>
          </table:table-cell>
          <table:table-cell table:formula="of:=IF([.I31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33]" office:value-type="float" office:value="1" calcext:value-type="float">
            <text:p>1</text:p>
          </table:table-cell>
          <table:table-cell table:formula="of:=[.D133]" office:value-type="float" office:value="14" calcext:value-type="float">
            <text:p>14</text:p>
          </table:table-cell>
          <table:table-cell table:formula="of:=IF([.I31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2" calcext:value-type="float">
            <text:p>2</text:p>
          </table:table-cell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2" calcext:value-type="float">
            <text:p>2</text:p>
          </table:table-cell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37]" office:value-type="float" office:value="2" calcext:value-type="float">
            <text:p>2</text:p>
          </table:table-cell>
          <table:table-cell table:formula="of:=[.D137]" office:value-type="float" office:value="3" calcext:value-type="float">
            <text:p>3</text:p>
          </table:table-cell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COUNTIF([.$H$267:.$H$316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COUNTIF([.$H$267:.$H$316];&quot;=2&quot;)" office:value-type="float" office:value="23" calcext:value-type="float">
            <text:p>2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COUNTIF([.$H$267:.$H$316];&quot;=3&quot;)" office:value-type="float" office:value="14" calcext:value-type="float">
            <text:p>1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H319]+[.H320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E322]*[.G322];&quot;###,#%&quot;)" office:value-type="string" office:string-value="185%" calcext:value-type="string">
            <text:p>185%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formula="of:=TEXT([.H320]*15%;&quot;%&quot;)" office:value-type="string" office:string-value="210%" calcext:value-type="string">
            <text:p>210%</text:p>
          </table:table-cell>
          <table:table-cell table:formula="of:=TEXT([.H319]*10%;&quot;%&quot;)" office:value-type="string" office:string-value="230%" calcext:value-type="string">
            <text:p>230%</text:p>
          </table:table-cell>
          <table:table-cell table:formula="of:=TEXT([.H318]*5%;&quot;%&quot;)" office:value-type="string" office:string-value="65%" calcext:value-type="string">
            <text:p>65%</text:p>
          </table:table-cell>
          <table:table-cell table:formula="of:=TEXT([.E328]+[.F328]+[.G328]; &quot;###,#%&quot;)" office:value-type="string" office:string-value="505%" calcext:value-type="string">
            <text:p>505%</text:p>
          </table:table-cell>
          <table:table-cell table:number-columns-repeated="1016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2" table:default-cell-style-name="Default"/>
        <table:table-row table:style-name="ro1">
          <table:table-cell table:formula="of:=[$Calculations.A1]" office:value-type="string" office:string-value="Class 1: 364 - The Azarinth Sentinel" calcext:value-type="string">
            <text:p>Class 1: 364 - The Azarinth Sentinel</text:p>
          </table:table-cell>
        </table:table-row>
        <table:table-row table:style-name="ro1">
          <table:table-cell table:formula="of:=[$Calculations.A2]" office:value-type="string" office:string-value="Class 2: 364 - Kin of Ash" calcext:value-type="string">
            <text:p>Class 2: 364 - Kin of Ash</text:p>
          </table:table-cell>
        </table:table-row>
        <table:table-row table:style-name="ro1">
          <table:table-cell table:formula="of:=[$Calculations.A3]" office:value-type="string" office:string-value="Class 3: 158 - The Faen Valkyrie" calcext:value-type="string">
            <text:p>Class 3: 15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 930" calcext:value-type="string">
            <text:p>Vit: <text:s/>930</text:p>
          </table:table-cell>
        </table:table-row>
        <table:table-row table:style-name="ro1">
          <table:table-cell table:formula="of:=[$Calculations.A11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5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291.5%" calcext:value-type="string">
            <text:p>Resilience: 3,291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56.0%" calcext:value-type="string">
            <text:p>Damage+: <text:s text:c="3"/>1,556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3,736" calcext:value-type="string">
            <text:p>Health: <text:s/>13,736</text:p>
          </table:table-cell>
        </table:table-row>
        <table:table-row table:style-name="ro1">
          <table:table-cell table:formula="of:=[$Calculations.A22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23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33.2]" calcext:value-type="string">
            <text:p>hp/sec: <text:s/>0.27% [33.2]</text:p>
          </table:table-cell>
        </table:table-row>
        <table:table-row table:style-name="ro1">
          <table:table-cell table:formula="of:=[$Calculations.A27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28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578% [hp x 41.32]" calcext:value-type="string">
            <text:p>Mitigation: <text:s text:c="6"/>97.578% [hp x 41.32]</text:p>
          </table:table-cell>
        </table:table-row>
        <table:table-row table:style-name="ro1">
          <table:table-cell table:formula="of:=[$Calculations.A31]" office:value-type="string" office:string-value="Effective Health: 563,086.7" calcext:value-type="string">
            <text:p>Effective Health: 563,086.7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28 Absolute Destruction     x3 " calcext:value-type="string">
            <text:p>3-28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38]" office:value-type="string" office:string-value="3-28 Sentinel Sphere          x1 " calcext:value-type="string">
            <text:p>3-28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42]" office:value-type="string" office:string-value="3-27 Azarinth Perception      x8 " calcext:value-type="string">
            <text:p>3-27 Azarinth Perception <text:s text:c="5"/>x8 </text:p>
          </table:table-cell>
        </table:table-row>
        <table:table-row table:style-name="ro1">
          <table:table-cell table:formula="of:=[$Calculations.A43]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27 Heart of Cinder          x9 " calcext:value-type="string">
            <text:p>3-27 Heart of Cinder <text:s text:c="9"/>x9 </text:p>
          </table:table-cell>
        </table:table-row>
        <table:table-row table:style-name="ro1">
          <table:table-cell table:formula="of:=[$Calculations.A50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51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52]" office:value-type="string" office:string-value="3-26 Ashen Wings              x9 " calcext:value-type="string">
            <text:p>3-26 Ashen Wings <text:s text:c="13"/>x9 </text:p>
          </table:table-cell>
        </table:table-row>
        <table:table-row table:style-name="ro1">
          <table:table-cell table:formula="of:=[$Calculations.A53]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29 Keeper of Ash            x8 [84.5% =&gt; 676.0% Damage]" calcext:value-type="string">
            <text:p>3-29 Keeper of Ash <text:s text:c="11"/>x8 [84.5% =&gt; 676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2-17 Force                    x2 " calcext:value-type="string">
            <text:p>2-17 Force <text:s text:c="19"/>x2 </text:p>
          </table:table-cell>
        </table:table-row>
        <table:table-row table:style-name="ro1">
          <table:table-cell table:formula="of:=[$Calculations.A59]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</table:table-row>
        <table:table-row table:style-name="ro1">
          <table:table-cell table:formula="of:=[$Calculations.A60]" office:value-type="string" office:string-value="2-18 Displacement             x2 " calcext:value-type="string">
            <text:p>2-18 Displacement <text:s text:c="12"/>x2 </text:p>
          </table:table-cell>
        </table:table-row>
        <table:table-row table:style-name="ro1">
          <table:table-cell table:formula="of:=[$Calculations.A61]" office:value-type="string" office:string-value="2-8  Space Shift              x2 " calcext:value-type="string">
            <text:p>2-8 <text:s/>Space Shift <text:s text:c="13"/>x2 </text:p>
          </table:table-cell>
        </table:table-row>
        <table:table-row table:style-name="ro1">
          <table:table-cell table:formula="of:=[$Calculations.A62]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</table:table-row>
        <table:table-row table:style-name="ro1">
          <table:table-cell table:formula="of:=[$Calculations.A63]" office:value-type="string" office:string-value="2-2  Space Awareness          x8 " calcext:value-type="string">
            <text:p>2-2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75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76]" office:value-type="string" office:string-value="3-4  Monster Hunter" calcext:value-type="string">
            <text:p>3-4 <text:s/>Monster Hunter</text:p>
          </table:table-cell>
        </table:table-row>
        <table:table-row table:style-name="ro1">
          <table:table-cell table:formula="of:=[$Calculations.A77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78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9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0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0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2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4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5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6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7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8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19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0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1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2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3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4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5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6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7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8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129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1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2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3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4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5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6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7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41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6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7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8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49]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</table:table-row>
        <table:table-row table:style-name="ro1">
          <table:table-cell table:formula="of:=[$Calculations.A150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1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2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3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4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5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6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7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8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0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1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2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4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5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7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8]" office:value-type="string" office:string-value="                [505%] more dense. (Avatar of Ash 2nd)" calcext:value-type="string">
            <text:p><text:s text:c="16"/>[505%] more dense. (Avatar of Ash 2nd)</text:p>
          </table:table-cell>
        </table:table-row>
        <table:table-row table:style-name="ro1">
          <table:table-cell table:formula="of:=[$Calculations.A16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2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4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5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6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7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8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79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6:29:3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21:07:00.416000000</dc:date>
    <meta:generator>LibreOffice/7.0.5.2$Windows_X86_64 LibreOffice_project/64390860c6cd0aca4beafafcfd84613dd9dfb63a</meta:generator>
    <meta:editing-duration>PT10H13M39S</meta:editing-duration>
    <meta:editing-cycles>77</meta:editing-cycles>
    <meta:document-statistic meta:table-count="2" meta:cell-count="1644" meta:object-count="0"/>
    <meta:user-defined meta:name="AppVersion">16.0300</meta:user-defined>
  </office:meta>
</office:document-meta>
</file>